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style:font-name="Lucida Sans" fo:font-size="12pt" style:font-size-asian="12pt" style:font-size-complex="12pt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60]&gt;</text:placeholder></text:p>
          </table:table-cell>
          <table:table-cell table:style-name="Tabla4.A2" office:value-type="string">
            <text:p text:style-name="P34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5"/>
            <text:p text:style-name="P23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/>
            <text:p text:style-name="P26"><text:text-input text:description="&lt;formatLang(line.discount)&gt;">10,5%</text:text-input></text:p>
          </table:table-cell>
          <table:table-cell table:style-name="Tabla4.A2" office:value-type="string">
            <text:p text:style-name="P33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2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19T12:34:01.444361627</dc:date>
    <meta:editing-duration>P2DT7H29M58S</meta:editing-duration>
    <meta:editing-cycles>402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